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0cf431"/>
    </style:style>
    <style:style style:name="P2" style:family="paragraph" style:parent-style-name="Heading_20_1">
      <style:text-properties officeooo:paragraph-rsid="000cf431"/>
    </style:style>
    <style:style style:name="P3" style:family="paragraph" style:parent-style-name="Standard" style:list-style-name="WW8Num2">
      <style:text-properties officeooo:paragraph-rsid="000cf431"/>
    </style:style>
    <style:style style:name="P4" style:family="paragraph" style:parent-style-name="Standard" style:list-style-name="WW8Num1">
      <style:text-properties officeooo:paragraph-rsid="000cf431"/>
    </style:style>
    <style:style style:name="P5" style:family="paragraph" style:parent-style-name="Standard">
      <style:text-properties style:font-name="Courier New" fo:font-size="10pt" officeooo:paragraph-rsid="000cf431" style:font-size-asian="10pt" style:font-name-complex="Courier New" style:font-size-complex="10pt"/>
    </style:style>
    <style:style style:name="P6" style:family="paragraph" style:parent-style-name="Standard">
      <style:text-properties style:font-name="Courier New" fo:font-size="10pt" fo:language="en" fo:country="US" officeooo:paragraph-rsid="000cf431" style:font-size-asian="10pt" style:font-name-complex="Courier New" style:font-size-complex="10pt"/>
    </style:style>
    <style:style style:name="P7" style:family="paragraph" style:parent-style-name="Standard">
      <style:text-properties officeooo:paragraph-rsid="000cf431"/>
    </style:style>
    <style:style style:name="P8" style:family="paragraph" style:parent-style-name="Standard">
      <style:paragraph-properties fo:margin-left="0.635cm" fo:margin-right="0cm"/>
      <style:text-properties officeooo:paragraph-rsid="000cf431"/>
    </style:style>
    <style:style style:name="P9" style:family="paragraph" style:parent-style-name="Standard">
      <style:text-properties style:font-name="Calibri" fo:font-size="11pt" fo:language="none" fo:country="none" fo:font-weight="bold" officeooo:paragraph-rsid="000cf431" style:font-size-asian="11pt" style:language-asian="none" style:country-asian="none" style:font-weight-asian="bold" style:font-name-complex="Calibri" style:font-size-complex="11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none" style:country-asian="none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style:font-size-asian="10pt" style:font-name-complex="Courier New" style:font-size-complex="10pt"/>
    </style:style>
    <style:style style:name="T6" style:family="text">
      <style:text-properties fo:language="none" fo:country="none" style:language-asian="none" style:country-asian="none"/>
    </style:style>
    <style:style style:name="T7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_RefHeading___Toc188202935"/>Методические указания по выполнению лабораторных работ по ООП<text:bookmark-end text:name="__RefHeading___Toc188202935"/></text:h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188202935" text:style-name="Index_20_Link_20__28_user_29_" text:visited-style-name="Index_20_Link_20__28_user_29_"><text:span text:style-name="T6">Методические указания по выполнению лабораторных работ по ООП<text:tab/>1</text:span></text:a></text:p>
          <text:p text:style-name="P1"><text:a xlink:type="simple" xlink:href="#__RefHeading___Toc188202936" text:style-name="Index_20_Link_20__28_user_29_" text:visited-style-name="Index_20_Link_20__28_user_29_"><text:span text:style-name="T6">Общие требования<text:tab/>1</text:span></text:a></text:p>
          <text:p text:style-name="P1"><text:a xlink:type="simple" xlink:href="#__RefHeading___Toc188202937" text:style-name="Index_20_Link_20__28_user_29_" text:visited-style-name="Index_20_Link_20__28_user_29_"><text:span text:style-name="T6">Лабораторная работа 1. «Кнопки и Формы»<text:tab/>1</text:span></text:a></text:p>
          <text:p text:style-name="P1"><text:a xlink:type="simple" xlink:href="#__RefHeading___Toc188202938" text:style-name="Index_20_Link_20__28_user_29_" text:visited-style-name="Index_20_Link_20__28_user_29_"><text:span text:style-name="T6">Лабораторная работа 2. «Объекты и Классы»<text:tab/>3</text:span></text:a></text:p>
          <text:p text:style-name="P1"><text:a xlink:type="simple" xlink:href="#__RefHeading___Toc188202939" text:style-name="Index_20_Link_20__28_user_29_" text:visited-style-name="Index_20_Link_20__28_user_29_"><text:span text:style-name="T6">Лабораторная работа 3. Часть 1 из 2: «Круги на форме»<text:tab/>4</text:span></text:a></text:p>
          <text:p text:style-name="P1"><text:a xlink:type="simple" xlink:href="#__RefHeading___Toc188202940" text:style-name="Index_20_Link_20__28_user_29_" text:visited-style-name="Index_20_Link_20__28_user_29_"><text:span text:style-name="T6">Лабораторная работа 3. Часть 2 из 2: «</text:span><text:span text:style-name="T2">MVC</text:span><text:span text:style-name="T6">»<text:tab/>6</text:span></text:a></text:p>
          <text:p text:style-name="P1"><text:a xlink:type="simple" xlink:href="#__RefHeading___Toc188202941" text:style-name="Index_20_Link_20__28_user_29_" text:visited-style-name="Index_20_Link_20__28_user_29_"><text:span text:style-name="T6">Лабораторная работа 4. «Визуальный редактор»<text:tab/>7</text:span></text:a></text:p>
          <text:p text:style-name="P1"><text:a xlink:type="simple" xlink:href="#__RefHeading___Toc188202942" text:style-name="Index_20_Link_20__28_user_29_" text:visited-style-name="Index_20_Link_20__28_user_29_"><text:span text:style-name="T6">Лабораторная работа 5. «Жизненный цикл объектов С++ и Виртуальность»<text:tab/>7</text:span></text:a></text:p>
          <text:p text:style-name="P1"><text:a xlink:type="simple" xlink:href="#__RefHeading___Toc188202943" text:style-name="Index_20_Link_20__28_user_29_" text:visited-style-name="Index_20_Link_20__28_user_29_"><text:span text:style-name="T6">Лабораторная работа 6. «Группировка и сохранение»<text:tab/>9</text:span></text:a></text:p>
          <text:p text:style-name="P1"><text:a xlink:type="simple" xlink:href="#__RefHeading___Toc188202944" text:style-name="Index_20_Link_20__28_user_29_" text:visited-style-name="Index_20_Link_20__28_user_29_"><text:span text:style-name="T6">Лабораторная работа 7. «Дерево объектов, подписка»<text:tab/>10</text:span></text:a></text:p>
        </text:index-body>
      </text:table-of-content>
      <text:p text:style-name="P9"/>
      <text:p text:style-name="P7">Данные методические указания предназначены для выполнения лабораторных работ по ООП. Они определяют порядок и содержание выполняемых работ, а также процесс защиты результатов.</text:p>
      <text:h text:style-name="P2" text:outline-level="1"><text:bookmark-start text:name="__RefHeading___Toc188202936"/>Общие требования<text:bookmark-end text:name="__RefHeading___Toc188202936"/></text:h>
      <text:list xml:id="list4038592913" text:style-name="WW8Num2">
        <text:list-item>
          <text:p text:style-name="P3">Программные требования:</text:p>
          <text:list>
            <text:list-item>
              <text:p text:style-name="P3">в каждой лабораторной работе указано, на каком языке программирования она должна разрабатываться</text:p>
            </text:list-item>
            <text:list-item>
              <text:p text:style-name="P3">обязательны комментарии к коду, стиль отступов, именований переменных и функций (любой стиль <text:span text:style-name="T1">PEP</text:span> 7 или аналогичный для соответствующего языка)</text:p>
            </text:list-item>
            <text:list-item>
              <text:p text:style-name="P3">отладочный вывод в консоль (при наличии) в большинстве методов (Л.Р.2,5)</text:p>
            </text:list-item>
          </text:list>
        </text:list-item>
        <text:list-item>
          <text:p text:style-name="P3">Организационные требования:</text:p>
          <text:list>
            <text:list-item>
              <text:p text:style-name="P3">лабораторная работа выполняется на занятиях в университете очно и/или самостоятельно в любое время заочно; после этого на любом из занятий она защищается преподавателю очно в университете.</text:p>
            </text:list-item>
            <text:list-item>
              <text:p text:style-name="P3">лабораторная работа выполняется строго самостоятельно, использование чужих лабораторных работ для сдачи не допускается.</text:p>
            </text:list-item>
            <text:list-item>
              <text:p text:style-name="P3">обязательно <text:span text:style-name="T8">использование системы контроля версий </text:span><text:span text:style-name="T3">git</text:span><text:span text:style-name="T8"> (можно локально, можно на гитхабе)</text:span> начиная со <text:span text:style-name="T8">второй</text:span> лабораторной, при сдаче лабораторной обязательно должна показываться история коммитов разработки.</text:p>
            </text:list-item>
            <text:list-item>
              <text:p text:style-name="P3"><text:a xlink:type="simple" xlink:href="https://www.youtube.com/watch?v=9XKwTKz3IgU" text:style-name="Internet_20_link" text:visited-style-name="Visited_20_Internet_20_Link"><text:span text:style-name="Internet_20_link">https://www.youtube.com/watch?v=9XKwTKz3IgU</text:span></text:a> – лекция для изучения <text:span text:style-name="T1">git</text:span> </text:p>
            </text:list-item>
          </text:list>
        </text:list-item>
      </text:list>
      <text:h text:style-name="P2" text:outline-level="1"><text:bookmark-start text:name="__RefHeading___Toc188202942"/>Лабораторная работа 5. «Жизненный цикл объектов С++ и Виртуальность»<text:bookmark-end text:name="__RefHeading___Toc188202942"/></text:h>
      <text:p text:style-name="P7">Тип приложения: консольное; язык: <text:span text:style-name="T1">c</text:span>++.</text:p>
      <text:p text:style-name="P7">Определение и реализация тестовых классов, и написание программы, иллюстрирующей их использование. Лабораторная работа должна включать несколько программ, по мере изучения соответствующих понятий из лекционного курса, не стоит пытаться писать все сразу в одну программу и строго последовательно.</text:p>
      <text:p text:style-name="P7"/>
      <text:list text:continue-numbering="true" text:style-name="WW8Num2">
        <text:list-item>
          <text:p text:style-name="P3">Определения</text:p>
          <text:list>
            <text:list-item>
              <text:p text:style-name="P3">перекрываемых методов (показать на примере случай, когда вызывается перекрываемый метод, а когда наследуемый)</text:p>
            </text:list-item>
            <text:list-item>
              <text:p text:style-name="P3">виртуальных методов, в т.ч. деструкторов (показать на примере, когда вызывается наследуемый виртуальный метод, а когда базовый)</text:p>
            </text:list-item>
          </text:list>
        </text:list-item>
        <text:list-item>
          <text:p text:style-name="P3">Реализация</text:p>
          <text:list>
            <text:list-item>
              <text:p text:style-name="P3"><text:soft-page-break/>проверки на принадлежность некоторому классу</text:p>
            </text:list-item>
            <text:list-item>
              <text:p text:style-name="P3">безопасного приведения типов (dynamic_cast) <text:s/></text:p>
            </text:list-item>
            <text:list-item>
              <text:p text:style-name="P3">безопасного приведения типов (вручную)<text:span text:style-name="Знак_20_примечания"> </text:span></text:p>
            </text:list-item>
          </text:list>
        </text:list-item>
        <text:list-item>
          <text:p text:style-name="P3">Передача объектов как параметров в функции и возвращения объектов как результата из функции, контроль их жизненного цикла</text:p>
        </text:list-item>
        <text:list-item>
          <text:p text:style-name="P3">Умные указатели <text:span text:style-name="T4">unique_ptr</text:span> и <text:span text:style-name="T4">shared_ptr</text:span>, их влияние на жизненный цикл объектов</text:p>
        </text:list-item>
      </text:list>
      <text:p text:style-name="P7"/>
      <text:p text:style-name="P7">В рамках лабораторной работы необходимо написать достаточно примеров, чтобы разобраться и понимать, например, суть того, что будет, если:</text:p>
      <text:list text:continue-numbering="true" text:style-name="WW8Num2">
        <text:list-item>
          <text:p text:style-name="P3">создать в классе-предке виртуальный конструктор и виртуальный деструктор, зачем нужен виртуальный деструктор и как он работает?</text:p>
        </text:list-item>
        <text:list-item>
          <text:p text:style-name="P3">в методе1 базового класса вызывается метод2, который определен в этом же классе как невиртуальный, у класса-потомка метод2 переопределен: что происходит при вызове метода1 у класса-потомка?</text:p>
        </text:list-item>
        <text:list-item>
          <text:p text:style-name="P3">в методе1 базового класса вызывается метод2, который определен в этом же классе как виртуальный, у класса-потомка метод2 переопределен: что происходит при вызове метода1 у класса-потомка?</text:p>
        </text:list-item>
        <text:list-item>
          <text:p text:style-name="P3">в базовом классе объявить метод невиртуальный, а в классе-потомке объявить метод с таким же именем: какой метод будет вызываться при обращении к объекту через указатель на базовый класс, через указатель на класс-потомок?</text:p>
        </text:list-item>
        <text:list-item>
          <text:p text:style-name="P3">в базовом классе объявить метод виртуальный, а в классе-потомке объявить метод с таким же именем: какой метод будет вызываться при обращении к объекту через указатель на базовый класс, через указатель на класс-потомок?</text:p>
        </text:list-item>
      </text:list>
      <text:p text:style-name="P8"/>
      <text:p text:style-name="P7">Проиллюстрировать примерами кода и уметь давать ответы на следующие вопросы:</text:p>
      <text:list text:continue-numbering="true" text:style-name="WW8Num2">
        <text:list-item>
          <text:p text:style-name="P3">Зачем нужны виртуальные методы? Зачем может понадобиться хранить объект не в указателе на свой собственный класс, а указателе на класс-предок?</text:p>
        </text:list-item>
        <text:list-item>
          <text:p text:style-name="P3">Зачем нужна проверка на принадлежность некоторому классу?</text:p>
        </text:list-item>
        <text:list-item>
          <text:p text:style-name="P3">Зачем и в каких случаях требуется производить безопасное приведение типов? В каком случае может понадобиться вызвать метод потомка для объекта, который лежит в переменной предка?</text:p>
        </text:list-item>
      </text:list>
      <text:p text:style-name="P7"/>
      <text:p text:style-name="P7">Для проверки на принадлежность некоторому классу необходимо реализовать: </text:p>
      <text:list text:style-name="WW8Num1">
        <text:list-item>
          <text:p text:style-name="P4">базовый виртуальный метод <text:span text:style-name="T1">string</text:span> <text:span text:style-name="T1">classname</text:span>(), перекрыть его в потомках, проверить работу и показать, какие проблемы возникают при его использовании;</text:p>
        </text:list-item>
        <text:list-item>
          <text:p text:style-name="P4">базовый виртуальный метод <text:span text:style-name="T1">bool</text:span> <text:span text:style-name="T1">isA</text:span>(<text:span text:style-name="T1">string</text:span> <text:span text:style-name="T1">classname</text:span>), перекрыть его в потомках и показать отличие от метода <text:span text:style-name="T1">classname</text:span>.</text:p>
        </text:list-item>
      </text:list>
      <text:p text:style-name="P7"/>
      <text:p text:style-name="P7">Продемонстрировать опасное приведение типов и предварительную проверку типа с помощью реализованного метода <text:span text:style-name="T1">isA</text:span>. Продемонстрировать использование стандартных средств языка (<text:span text:style-name="T1">dynamic</text:span>_<text:span text:style-name="T1">cast</text:span> в <text:span text:style-name="T1">c</text:span>++ или аналог на используемом языке).</text:p>
      <text:p text:style-name="P7"/>
      <text:p text:style-name="P7">Для проверки механизма передачи объектов как параметров в функции необходимо написать три функции (отдельные функции, а не методы класса):</text:p>
      <text:p text:style-name="P5"/>
      <text:p text:style-name="P7"><text:span text:style-name="T4">void func1(Base <text:s/>obj) { ... };</text:span></text:p>
      <text:p text:style-name="P7"><text:span text:style-name="T4">void func2(Base *obj) { ... };</text:span></text:p>
      <text:p text:style-name="P7"><text:span text:style-name="T4">void</text:span><text:span text:style-name="T5"> </text:span><text:span text:style-name="T4">func</text:span><text:span text:style-name="T5">3(</text:span><text:span text:style-name="T4">Base</text:span><text:span text:style-name="T5"> &amp;</text:span><text:span text:style-name="T4">obj</text:span><text:span text:style-name="T5">) { ... };</text:span></text:p>
      <text:p text:style-name="P5"/>
      <text:p text:style-name="P7">Далее необходимо создать простой класс <text:span text:style-name="T1">Base</text:span> и его потомок <text:span text:style-name="T1">Desc</text:span> и реализовать в каждом из них три конструктора и по одному деструктору (в каждой из трех функций и во всех конструкторах и деструкторе должен быть отладочный вывод в консоль!):</text:p>
      <text:p text:style-name="P5"/>
      <text:p text:style-name="P7"><text:soft-page-break/><text:span text:style-name="T4">Base() { ... };</text:span></text:p>
      <text:p text:style-name="P7"><text:span text:style-name="T4">Base(Base *obj) { ... };</text:span></text:p>
      <text:p text:style-name="P7"><text:span text:style-name="T4">Base(Base &amp;obj) { ... };</text:span></text:p>
      <text:p text:style-name="P7"><text:span text:style-name="T4">~Base() { ... };</text:span></text:p>
      <text:p text:style-name="P6"/>
      <text:p text:style-name="P7"><text:span text:style-name="T4">Desc() { ... };</text:span></text:p>
      <text:p text:style-name="P7"><text:span text:style-name="T4">Desc(Desc *obj) { ... };</text:span></text:p>
      <text:p text:style-name="P7"><text:span text:style-name="T4">Desc(Desc &amp;obj) { ... };</text:span></text:p>
      <text:p text:style-name="P7"><text:span text:style-name="T5">~</text:span><text:span text:style-name="T4">Desc</text:span><text:span text:style-name="T5">() { ... };</text:span></text:p>
      <text:p text:style-name="P5"/>
      <text:p text:style-name="P7">После этого необходимо создавать объекты классов <text:span text:style-name="T1">Base</text:span> и <text:span text:style-name="T1">Desc</text:span>, и передавать их в каждую из трех функций, объясняя при этом, когда и почему вызывается какой конструктор или деструктор. Можно ли внутри функции привести переданный <text:span text:style-name="T1">Base</text:span> к <text:span text:style-name="T1">Desc</text:span> с помощью приведения типов? Необходимо уметь объяснять достоинства и недостатки каждого из вариантов функции.</text:p>
      <text:p text:style-name="P7"/>
      <text:p text:style-name="P7">Для проверки механизма возврата объектов из функции необходимо написать шесть функций (отдельных функций, а не методов класса):</text:p>
      <text:p text:style-name="P5"/>
      <text:p text:style-name="P7"><text:span text:style-name="T4">Base func1() { ... };</text:span></text:p>
      <text:p text:style-name="P7"><text:span text:style-name="T4">Base* func2() { ... };</text:span></text:p>
      <text:p text:style-name="P7"><text:span text:style-name="T4">Base&amp; func3() { ... };</text:span></text:p>
      <text:p text:style-name="P7"><text:span text:style-name="T4">Base func4() { ... };</text:span></text:p>
      <text:p text:style-name="P7"><text:span text:style-name="T4">Base* func5() { ... };</text:span></text:p>
      <text:p text:style-name="P7"><text:span text:style-name="T4">Base&amp; func6() { ... };</text:span></text:p>
      <text:p text:style-name="P6"/>
      <text:p text:style-name="P7">Внутри функций 1,2,3 необходимо создавать и возвращать статический (локальный) объект, внутри функций 4,5,6 возвращаемый объект необходимо создавать динамически с помощью <text:span text:style-name="T1">new</text:span>. Затем необходимо помещать результат вызова каждой из этих трёх функций в локальную переменную и объяснять наблюдаемый отладочный вывод (показывающий последовательность создания и удаления объектов). Необходимо уметь объяснять достоинства и недостатки каждого из вариантов, в том числе уметь идентифицировать неправильную работу с памятью.</text:p>
      <text:p text:style-name="P7"/>
      <text:p text:style-name="P7">Для изучения умных указателей необходимо создать объекты, управляемые с помощью <text:span text:style-name="T4">unique</text:span><text:span text:style-name="T5">_</text:span><text:span text:style-name="T4">ptr</text:span> и <text:span text:style-name="T4">shared</text:span><text:span text:style-name="T5">_</text:span><text:span text:style-name="T4">ptr</text:span> (с помощью <text:span text:style-name="T1">make</text:span>_<text:span text:style-name="T1">unique</text:span> и <text:span text:style-name="T1">make</text:span>_<text:span text:style-name="T1">shared</text:span> и/или без них), помещать их в переменные, передавать их в функции, возвращать их из функций и демонстрировать, как они влияют на время жизни объекта, которым управляют. Необходимо разобраться, чем время жизни <text:span text:style-name="T4">unique</text:span><text:span text:style-name="T5">_</text:span><text:span text:style-name="T4">ptr</text:span> отличается от времени жизни простого локального объекта и когда что лучше использовать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20:55:57.662011114</meta:creation-date>
    <dc:date>2025-11-04T20:57:05.714593114</dc:date>
    <meta:editing-duration>PT1M9S</meta:editing-duration>
    <meta:editing-cycles>1</meta:editing-cycles>
    <meta:document-statistic meta:table-count="0" meta:image-count="0" meta:object-count="0" meta:page-count="3" meta:paragraph-count="71" meta:word-count="986" meta:character-count="6978" meta:non-whitespace-character-count="6084"/>
    <meta:generator>LibreOffice/24.2.7.2$Linux_X86_64 LibreOffice_project/420$Build-2</meta:generator>
  </office:meta>
</office:document-meta>
</file>